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ffff00" fo:border-left="none" fo:border-right="0.74pt solid #000000" fo:border-top="none"/>
      <style:text-properties fo:color="#c9211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none" fo:background-color="#ff8000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ff8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dbdbd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dbdbdb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ddddd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ff8000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ad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1: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.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.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: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.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2: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.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3: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.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M = 12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S: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1: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Nie nałeży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2: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Nałeży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3: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Nałeży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S: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:</text:p>
          </table:table-cell>
          <table:table-cell table:number-columns-repeated="2"/>
          <table:table-cell table:number-columns-repeated="7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1: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101.192.0.0/12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2: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100.192.0.0/12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3: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100.192.0.0/12</text:p>
          </table:table-cell>
          <table:table-cell table:number-columns-repeated="16347"/>
        </table:table-row>
      </table:table>
      <table:table table:name="Arkusz2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Dana jest sieć 8.47.16.0/23, proszę ją podzielić na dwie połówki.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4"/>
          <table:table-cell office:value-type="string" calcext:value-type="string">
            <text:p>DM = 23</text:p>
          </table:table-cell>
          <table:table-cell table:number-columns-repeated="1636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AS: 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50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: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M:</text:p>
          </table:table-cell>
          <table:table-cell/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9"/>
          <table:table-cell table:style-name="ce6"/>
          <table:table-cell table:number-columns-repeated="7"/>
          <table:table-cell table:style-name="ce6"/>
          <table:table-cell table:number-columns-repeated="6"/>
          <table:table-cell table:style-name="ce9"/>
          <table:table-cell table:style-name="ce11"/>
          <table:table-cell table:number-columns-repeated="16358"/>
        </table:table-row>
        <table:table-row table:style-name="ro1">
          <table:table-cell office:value-type="string" calcext:value-type="string">
            <text:p>M1:</text:p>
          </table:table-cell>
          <table:table-cell/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9"/>
          <table:table-cell table:style-name="ce6"/>
          <table:table-cell table:number-columns-repeated="7"/>
          <table:table-cell table:style-name="ce6"/>
          <table:table-cell table:number-columns-repeated="6"/>
          <table:table-cell table:style-name="ce9"/>
          <table:table-cell table:style-name="ce13"/>
          <table:table-cell table:style-name="ce14"/>
          <table:table-cell table:number-columns-repeated="16357"/>
        </table:table-row>
        <table:table-row table:style-name="ro1">
          <table:table-cell office:value-type="string" calcext:value-type="string">
            <text:p>S1: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4" table:number-rows-spanned="1">
            <text:p>8.47.16.0/24</text:p>
          </table:table-cell>
          <table:covered-table-cell table:number-columns-repeated="3" table:style-name="ce16"/>
          <table:table-cell table:number-columns-repeated="16345"/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4" table:number-rows-spanned="1">
            <text:p>8.47.17.0/24</text:p>
          </table:table-cell>
          <table:covered-table-cell table:number-columns-repeated="3" table:style-name="ce16"/>
          <table:table-cell table:number-columns-repeated="16345"/>
        </table:table-row>
      </table:table>
      <table:table table:name="Arkusz3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Dane są sieci 38.132.0.0/14 i 38.136.0.0/14, czy są one połówkami jednej nieco większej sieci?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S1:</text:p>
          </table:table-cell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22" office:value-type="string" calcext:value-type="string">
            <text:p>Tak, są połówkami sieci 100.128.0.0/12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2:</text:p>
          </table:table-cell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M:</text:p>
          </table:table-cell>
          <table:table-cell/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15"/>
          <table:table-cell table:style-name="ce21"/>
          <table:table-cell table:style-name="ce4"/>
          <table:table-cell table:number-columns-repeated="16367"/>
        </table:table-row>
        <table:table-row table:style-name="ro1">
          <table:table-cell office:value-type="string" calcext:value-type="string">
            <text:p>S:</text:p>
          </table:table-cell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4" table:number-rows-spanned="1">
            <text:p>38.128.0.0/12</text:p>
          </table:table-cell>
          <table:covered-table-cell table:number-columns-repeated="3" table:style-name="ce16"/>
          <table:table-cell table:number-columns-repeated="16345"/>
        </table:table-row>
        <table:table-row table:style-name="ro1">
          <table:table-cell office:value-type="string" calcext:value-type="string">
            <text:p>M1:</text:p>
          </table:table-cell>
          <table:table-cell/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1:47:49.055000000</meta:creation-date>
    <dc:date>2024-04-17T12:54:54.870000000</dc:date>
    <meta:editing-duration>PT1H7M6S</meta:editing-duration>
    <meta:editing-cycles>2</meta:editing-cycles>
    <meta:generator>LibreOffice/7.4.1.2$Windows_X86_64 LibreOffice_project/3c58a8f3a960df8bc8fd77b461821e42c061c5f0</meta:generator>
    <meta:document-statistic meta:table-count="3" meta:cell-count="681" meta:object-count="0"/>
  </office:meta>
</office:document-meta>
</file>